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paragraph-rsid="0015200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ba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ba9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83cd1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83cd1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3pt" fo:font-weight="bold" officeooo:rsid="00152002" officeooo:paragraph-rsid="00152002" style:font-size-asian="13pt" style:font-weight-asian="bold" style:font-size-complex="13pt" style:font-weight-complex="bold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paragraph-rsid="00183cd1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15ba99" style:font-size-asian="5.25pt" style:font-size-complex="6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6pt" officeooo:paragraph-rsid="00183cd1" style:font-size-asian="5.25pt" style:font-size-complex="6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183cd1" style:font-size-asian="5.25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15ba99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183cd1" style:font-size-asian="11pt" style:font-size-complex="11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1pt" officeooo:paragraph-rsid="00183cd1" style:font-size-asian="11pt" style:font-size-complex="11pt"/>
    </style:style>
    <style:style style:name="T1" style:family="text">
      <style:text-properties style:font-name="Calibri Light" fo:font-weight="bold" officeooo:rsid="00152002" style:font-weight-asian="bold" style:font-weight-complex="bold"/>
    </style:style>
    <style:style style:name="T2" style:family="text">
      <style:text-properties style:font-name="Calibri Light" fo:font-weight="bold" officeooo:rsid="0015ba99" style:font-weight-asian="bold" style:font-weight-complex="bold"/>
    </style:style>
    <style:style style:name="T3" style:family="text">
      <style:text-properties style:font-name="Calibri Light" fo:font-weight="bold" officeooo:rsid="00183cd1" style:font-weight-asian="bold" style:font-weight-complex="bold"/>
    </style:style>
    <style:style style:name="T4" style:family="text">
      <style:text-properties style:font-name="Calibri Light" fo:font-weight="normal" officeooo:rsid="00152002" style:font-weight-asian="normal" style:font-weight-complex="normal"/>
    </style:style>
    <style:style style:name="T5" style:family="text">
      <style:text-properties style:font-name="Calibri Light" fo:font-weight="normal" officeooo:rsid="0015ba99" style:font-weight-asian="normal" style:font-weight-complex="normal"/>
    </style:style>
    <style:style style:name="T6" style:family="text">
      <style:text-properties style:font-name="Calibri Light" fo:font-weight="normal" officeooo:rsid="0016c443" style:font-weight-asian="normal" style:font-weight-complex="normal"/>
    </style:style>
    <style:style style:name="T7" style:family="text">
      <style:text-properties style:font-name="Calibri Light" fo:font-weight="normal" officeooo:rsid="001723eb" style:font-weight-asian="normal" style:font-weight-complex="normal"/>
    </style:style>
    <style:style style:name="T8" style:family="text">
      <style:text-properties style:font-name="Calibri Light" fo:font-weight="normal" officeooo:rsid="00183cd1" style:font-weight-asian="normal" style:font-weight-complex="normal"/>
    </style:style>
    <style:style style:name="T9" style:family="text">
      <style:text-properties style:font-name="Calibri Light" fo:font-size="10.5pt" fo:font-weight="normal" officeooo:rsid="00152002" style:font-size-asian="10.5pt" style:font-weight-asian="normal" style:font-size-complex="10.5pt" style:font-weight-complex="normal"/>
    </style:style>
    <style:style style:name="T10" style:family="text">
      <style:text-properties style:font-name="Calibri Light" fo:font-size="10.5pt" fo:font-weight="normal" officeooo:rsid="0015ba99" style:font-size-asian="10.5pt" style:font-weight-asian="normal" style:font-size-complex="10.5pt" style:font-weight-complex="normal"/>
    </style:style>
    <style:style style:name="T11" style:family="text">
      <style:text-properties style:font-name="Calibri Light" fo:font-size="10.5pt" fo:font-weight="normal" officeooo:rsid="00183cd1" style:font-size-asian="10.5pt" style:font-weight-asian="normal" style:font-size-complex="10.5pt" style:font-weight-complex="normal"/>
    </style:style>
    <style:style style:name="T12" style:family="text">
      <style:text-properties style:font-name="Calibri Light" fo:font-size="10.5pt" fo:font-weight="normal" officeooo:rsid="0016c443" style:font-size-asian="10.5pt" style:font-weight-asian="normal" style:font-size-complex="10.5pt" style:font-weight-complex="normal"/>
    </style:style>
    <style:style style:name="T13" style:family="text">
      <style:text-properties officeooo:rsid="00183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- Sistemas Raid</text:p>
      <text:p text:style-name="P1"/>
      <text:p text:style-name="P13"><text:span text:style-name="T1">Ejercicio 1.- </text:span><text:span text:style-name="T4">Dibuja la estructura de un sistema RAID 0 </text:span><text:span text:style-name="T7">con 3 discos duros y los siguientes datos</text:span><text:span text:style-name="T4">:</text:span></text:p>
      <text:p text:style-name="P10"><text:span text:style-name="T4"/></text:p>
      <text:list xml:id="list3530631404" text:style-name="L1">
        <text:list-item>
          <text:p text:style-name="P4"><text:span text:style-name="T9">B</text:span><text:span text:style-name="T10">loque A: A1 – A</text:span><text:span text:style-name="T11">5</text:span></text:p>
        </text:list-item>
        <text:list-item>
          <text:p text:style-name="P4"><text:span text:style-name="T9">B</text:span><text:span text:style-name="T10">loque B: B1 – </text:span><text:span text:style-name="T12">B</text:span><text:span text:style-name="T11">3</text:span></text:p>
        </text:list-item>
        <text:list-item>
          <text:p text:style-name="P5"><text:span text:style-name="T9">B</text:span><text:span text:style-name="T10">loque C: C1 – C</text:span><text:span text:style-name="T11">2</text:span></text:p>
        </text:list-item>
      </text:list>
      <text:p text:style-name="P2"/>
      <text:p text:style-name="P14"><text:span text:style-name="T1">Ejercicio 2.-</text:span><text:span text:style-name="T4"> Dibuja la estructura de un sistema RAID </text:span><text:span text:style-name="T8">1</text:span><text:span text:style-name="T4"> </text:span><text:span text:style-name="T7">con </text:span><text:span text:style-name="T8">4</text:span><text:span text:style-name="T7"> discos duros y los siguientes datos</text:span><text:span text:style-name="T4">:</text:span></text:p>
      <text:p text:style-name="P12"><text:span text:style-name="T4"/></text:p>
      <text:list xml:id="list172805776275029" text:continue-numbering="true" text:style-name="L1">
        <text:list-item>
          <text:p text:style-name="P4"><text:span text:style-name="T9">B</text:span><text:span text:style-name="T10">loque A: A1 – A</text:span><text:span text:style-name="T11">2</text:span></text:p>
        </text:list-item>
        <text:list-item>
          <text:p text:style-name="P4"><text:span text:style-name="T9">B</text:span><text:span text:style-name="T10">loque B: B</text:span><text:span text:style-name="T11">1</text:span><text:span text:style-name="T10"> – B</text:span><text:span text:style-name="T11">4</text:span></text:p>
          <text:p text:style-name="P6"/>
        </text:list-item>
      </text:list>
      <text:p text:style-name="P14"><text:span text:style-name="T1">Ejercicio 3.-</text:span><text:span text:style-name="T4"> Dibuja la estructura de un sistema RAID 3 </text:span><text:span text:style-name="T7">con </text:span><text:span text:style-name="T8">5</text:span><text:span text:style-name="T7"> discos duros </text:span><text:span text:style-name="T8">y</text:span><text:span text:style-name="T4"> </text:span><text:span text:style-name="T5">los siguientes </text:span><text:span text:style-name="T4">datos:</text:span></text:p>
      <text:p text:style-name="P12"><text:span text:style-name="T4"/></text:p>
      <text:list xml:id="list172804920715055" text:continue-numbering="true" text:style-name="L1">
        <text:list-item>
          <text:p text:style-name="P4"><text:span text:style-name="T9">B</text:span><text:span text:style-name="T10">loque A: A1 – A</text:span><text:span text:style-name="T11">3</text:span></text:p>
        </text:list-item>
        <text:list-item>
          <text:p text:style-name="P4"><text:span text:style-name="T9">B</text:span><text:span text:style-name="T10">loque B: B1 – B</text:span><text:span text:style-name="T11">6</text:span></text:p>
        </text:list-item>
        <text:list-item>
          <text:p text:style-name="P4"><text:span text:style-name="T9">B</text:span><text:span text:style-name="T10">loque C: C1 – C</text:span><text:span text:style-name="T11">4</text:span></text:p>
        </text:list-item>
        <text:list-item>
          <text:p text:style-name="P4"><text:span text:style-name="T9">B</text:span><text:span text:style-name="T10">loque D: D1 – D</text:span><text:span text:style-name="T11">5</text:span></text:p>
          <text:p text:style-name="P6"/>
        </text:list-item>
      </text:list>
      <text:p text:style-name="P13"><text:span text:style-name="T1">Ejercicio 4.-</text:span><text:span text:style-name="T4"> Dibuja la estructura de un sistema RAID </text:span><text:span text:style-name="T8">3 con el menor número de discos y </text:span><text:span text:style-name="T5">los siguientes </text:span><text:span text:style-name="T4">datos:</text:span></text:p>
      <text:p text:style-name="P10"><text:span text:style-name="T4"/></text:p>
      <text:list xml:id="list172805009912788" text:continue-numbering="true" text:style-name="L1">
        <text:list-item>
          <text:p text:style-name="P4"><text:span text:style-name="T9">B</text:span><text:span text:style-name="T10">loque A: A1 – A8</text:span></text:p>
        </text:list-item>
        <text:list-item>
          <text:p text:style-name="P4"><text:span text:style-name="T9">B</text:span><text:span text:style-name="T10">loque B: B1 – B</text:span><text:span text:style-name="T11">2</text:span></text:p>
        </text:list-item>
        <text:list-item>
          <text:p text:style-name="P4"><text:span text:style-name="T9">B</text:span><text:span text:style-name="T10">loque C: C1 – C</text:span><text:span text:style-name="T11">5</text:span></text:p>
          <text:p text:style-name="P9"><text:span text:style-name="T1"/></text:p>
          <text:p text:style-name="P15"><text:span text:style-name="T1">Ejercicio </text:span><text:span text:style-name="T3">5</text:span><text:span text:style-name="T1">.-</text:span><text:span text:style-name="T4"> Dibuja la estructura de un sistema RAID </text:span><text:span text:style-name="T8">5</text:span><text:span text:style-name="T4"> </text:span><text:span text:style-name="T7">con</text:span><text:span text:style-name="T8"> 6</text:span><text:span text:style-name="T7"> discos duros </text:span><text:span text:style-name="T8">y</text:span><text:span text:style-name="T4"> </text:span><text:span text:style-name="T5">los siguientes </text:span><text:span text:style-name="T4">datos:</text:span></text:p>
          <text:p text:style-name="P11"><text:span text:style-name="T4"/></text:p>
        </text:list-item>
        <text:list-item>
          <text:p text:style-name="P5"><text:span text:style-name="T9">B</text:span><text:span text:style-name="T10">loque A: A1 – A</text:span><text:span text:style-name="T11">9</text:span></text:p>
        </text:list-item>
        <text:list-item>
          <text:p text:style-name="P5"><text:span text:style-name="T9">B</text:span><text:span text:style-name="T10">loque B: B1 – B</text:span><text:span text:style-name="T11">6</text:span></text:p>
        </text:list-item>
        <text:list-item>
          <text:p text:style-name="P5"><text:span text:style-name="T9">B</text:span><text:span text:style-name="T10">loque C: C1 – C</text:span><text:span text:style-name="T11">4</text:span></text:p>
          <text:p text:style-name="P5"><text:span text:style-name="T11"/></text:p>
          <text:p text:style-name="P7"/>
          <text:p text:style-name="P15"><text:span text:style-name="T1">Ejercicio </text:span><text:span text:style-name="T3">6</text:span><text:span text:style-name="T1">.-</text:span><text:span text:style-name="T4"> Dibuja la estructura de un sistema RAID </text:span><text:span text:style-name="T8">5 con el menor número de discos y </text:span><text:span text:style-name="T5">los siguientes </text:span><text:span text:style-name="T4">datos:</text:span></text:p>
          <text:p text:style-name="P11"><text:span text:style-name="T4"/></text:p>
        </text:list-item>
        <text:list-item>
          <text:p text:style-name="P5"><text:span text:style-name="T9">B</text:span><text:span text:style-name="T10">loque A: A1 – A8</text:span></text:p>
        </text:list-item>
        <text:list-item>
          <text:p text:style-name="P5"><text:span text:style-name="T9">B</text:span><text:span text:style-name="T10">loque B: B1 – B</text:span><text:span text:style-name="T11">5</text:span></text:p>
        </text:list-item>
        <text:list-item>
          <text:p text:style-name="P5"><text:span text:style-name="T9">B</text:span><text:span text:style-name="T10">loque C: C1 – C</text:span><text:span text:style-name="T11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4T12:38:20.547000000</meta:creation-date>
    <dc:date>2024-01-05T17:28:04.095000000</dc:date>
    <meta:editing-duration>PT25M39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2" meta:word-count="215" meta:character-count="969" meta:non-whitespace-character-count="788"/>
  </office:meta>
</office:document-meta>
</file>